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Courier New" officeooo:rsid="000bc591" officeooo:paragraph-rsid="000bc591"/>
    </style:style>
    <style:style style:name="P2" style:family="paragraph" style:parent-style-name="Standard">
      <style:text-properties style:font-name="Courier New" officeooo:rsid="000bc591" officeooo:paragraph-rsid="000bc5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al - Love's divine</text:p>
      <text:p text:style-name="P1"/>
      <text:p text:style-name="P1">Capo on 2nd</text:p>
      <text:p text:style-name="P1"/>
      <text:p text:style-name="P1">Intro chord: Em7</text:p>
      <text:p text:style-name="P1"/>
      <text:p text:style-name="P1"/>
      <text:p text:style-name="P1"/>
      <text:p text:style-name="P1">G <text:s text:c="7"/>D/F# <text:s text:c="10"/>Em</text:p>
      <text:p text:style-name="P1">Then the rainstorm came over me</text:p>
      <text:p text:style-name="P1">G <text:s text:c="4"/>D/F# <text:s text:c="12"/>Em</text:p>
      <text:p text:style-name="P1">And I felt my spirit break</text:p>
      <text:p text:style-name="P1"><text:s text:c="7"/>G <text:s text:c="8"/>D/F# <text:s text:c="2"/>Em</text:p>
      <text:p text:style-name="P1">I had lost all of my belief you see</text:p>
      <text:p text:style-name="P1">G <text:s text:c="5"/>D/F# <text:s text:c="8"/>Em</text:p>
      <text:p text:style-name="P1">And realized my mistake</text:p>
      <text:p text:style-name="P1"/>
      <text:p text:style-name="P1"/>
      <text:p text:style-name="P1"/>
      <text:p text:style-name="P1"><text:s text:c="4"/>Am Em <text:s text:c="6"/>D/F# <text:s text:c="3"/>G</text:p>
      <text:p text:style-name="P1">But time threw a prayer to me</text:p>
      <text:p text:style-name="P1">C <text:s text:c="8"/>Am <text:s text:c="14"/>F</text:p>
      <text:p text:style-name="P1">And all around me became still</text:p>
      <text:p text:style-name="P1"/>
      <text:p text:style-name="P1"/>
      <text:p text:style-name="P1"/>
      <text:p text:style-name="P1"><text:s text:c="8"/>G <text:s text:c="4"/>D/F#</text:p>
      <text:p text:style-name="P1">I need love, love's divine</text:p>
      <text:p text:style-name="P1"><text:s text:c="2"/>Em <text:s text:c="28"/>C</text:p>
      <text:p text:style-name="P1">Please forgive me now I see that I've been blind</text:p>
      <text:p text:style-name="P1"><text:s text:c="9"/>G <text:s text:c="9"/>D/F# <text:s text:c="25"/>C</text:p>
      <text:p text:style-name="P1">Give me love, love is what I need to help me know my name</text:p>
      <text:p text:style-name="P1"/>
      <text:p text:style-name="P1"/>
      <text:p text:style-name="P1"/>
      <text:p text:style-name="P1">G <text:s text:c="6"/>D/F# <text:s text:c="14"/>Em</text:p>
      <text:p text:style-name="P1">Through the rainstorm came sanctuary</text:p>
      <text:p text:style-name="P1">G <text:s text:c="5"/>D/F# <text:s text:c="10"/>Em</text:p>
      <text:p text:style-name="P1">And I felt my spirit fly</text:p>
      <text:p text:style-name="P1"><text:s text:c="7"/>G <text:s text:c="10"/>D/F# <text:s/>Em</text:p>
      <text:p text:style-name="P1">I had found all of my reality</text:p>
      <text:p text:style-name="P1">G <text:s text:c="3"/>D/F# <text:s text:c="9"/>C</text:p>
      <text:p text:style-name="P1">I realize what it takes</text:p>
      <text:p text:style-name="P1"/>
      <text:p text:style-name="P1"/>
      <text:p text:style-name="P1"/>
      <text:p text:style-name="P1"><text:s text:c="15"/>G <text:s text:c="5"/>D/F#</text:p>
      <text:p text:style-name="P1">'Cause I need love, love's divine</text:p>
      <text:p text:style-name="P1"><text:s text:c="2"/>Em <text:s text:c="28"/>C</text:p>
      <text:p text:style-name="P1">Please forgive me now I see that I've been blind</text:p>
      <text:p text:style-name="P1"><text:s text:c="9"/>G <text:s text:c="10"/>D/F# <text:s text:c="25"/>Em</text:p>
      <text:p text:style-name="P1">Give me love, loves is what I need to help me know my name</text:p>
      <text:p text:style-name="P1"><text:soft-page-break/></text:p>
      <text:p text:style-name="P1"/>
      <text:p text:style-name="P1"/>
      <text:p text:style-name="P1">G <text:s text:c="11"/>D/F#</text:p>
      <text:p text:style-name="P1">Oh don't bend, don't break</text:p>
      <text:p text:style-name="P1">Em <text:s text:c="23"/>C</text:p>
      <text:p text:style-name="P1">Show me how to live and promise me you won't forsake</text:p>
      <text:p text:style-name="P1">G <text:s text:c="13"/>D/F# <text:s text:c="10"/>C</text:p>
      <text:p text:style-name="P1">'Cause love can help me know my name</text:p>
      <text:p text:style-name="P1"/>
      <text:p text:style-name="P1"/>
      <text:p text:style-name="P1"/>
      <text:p text:style-name="P1">Am-Em <text:s text:c="30"/>Am-Em</text:p>
      <text:p text:style-name="P1">Well I try to say there's nothing wrong</text:p>
      <text:p text:style-name="P1"><text:s text:c="28"/>G/B-C</text:p>
      <text:p text:style-name="P1">But inside I felt me lying all alone</text:p>
      <text:p text:style-name="P1"><text:s text:c="36"/>G/B-Am</text:p>
      <text:p text:style-name="P1">But the message here was plain to see</text:p>
      <text:p text:style-name="P1"><text:s text:c="7"/>G</text:p>
      <text:p text:style-name="P1">Believe me</text:p>
      <text:p text:style-name="P1"/>
      <text:p text:style-name="P1"/>
      <text:p text:style-name="P1"/>
      <text:p text:style-name="P1">Chords: G, D/F#, Em</text:p>
      <text:p text:style-name="P1"/>
      <text:p text:style-name="P1"/>
      <text:p text:style-name="P1"/>
      <text:p text:style-name="P1"><text:s text:c="15"/>G <text:s text:c="4"/>D/F#</text:p>
      <text:p text:style-name="P1">'Cause I need love, love's divine</text:p>
      <text:p text:style-name="P1"><text:s text:c="2"/>Em <text:s text:c="29"/>C</text:p>
      <text:p text:style-name="P1">Please forgive me now I see that I've been blind</text:p>
      <text:p text:style-name="P1"><text:s text:c="9"/>G <text:s text:c="10"/>D/F# <text:s text:c="23"/>C</text:p>
      <text:p text:style-name="P1">Give me love, love is what I need to help me know my name</text:p>
      <text:p text:style-name="P1"/>
      <text:p text:style-name="P1"/>
      <text:p text:style-name="P1"/>
      <text:p text:style-name="P1">G <text:s text:c="11"/>D/F#</text:p>
      <text:p text:style-name="P1">Oh don't bend, don't break</text:p>
      <text:p text:style-name="P1">Em <text:s text:c="23"/>C</text:p>
      <text:p text:style-name="P1">Show me how to live and promise me you won't forsake</text:p>
      <text:p text:style-name="P1">G <text:s text:c="14"/>D/F# <text:s text:c="10"/>Em <text:s text:c="4"/>C</text:p>
      <text:p text:style-name="P1">'Cause love can help me know my name</text:p>
      <text:p text:style-name="P1"/>
      <text:p text:style-name="P1">G <text:s text:c="8"/>D/F# <text:s text:c="9"/>C</text:p>
      <text:p text:style-name="P1">Love can help me know my name.</text:p>
      <text:p text:style-name="P1"/>
      <text:p text:style-name="P1"/>
      <text:p text:style-name="P1"/>
      <text:p text:style-name="P1">Ending: G, D/F#, Em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154in" fo:margin-bottom="0.792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9T22:38:58.876052000</meta:creation-date>
    <meta:print-date>2018-05-20T11:46:42.440718680</meta:print-date>
    <dc:date>2018-05-21T15:22:00.416888827</dc:date>
    <meta:editing-duration>PT18H18M33S</meta:editing-duration>
    <meta:editing-cycles>2</meta:editing-cycles>
    <meta:generator>LibreOffice/5.2.5.1$MacOSX_X86_64 LibreOffice_project/0312e1a284a7d50ca85a365c316c7abbf20a4d22</meta:generator>
    <meta:document-statistic meta:table-count="0" meta:image-count="0" meta:object-count="0" meta:page-count="2" meta:paragraph-count="65" meta:word-count="324" meta:character-count="2044" meta:non-whitespace-character-count="1114"/>
  </office:meta>
</office:document-meta>
</file>